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officeooo:rsid="0013872a"/>
    </style:style>
    <style:style style:name="T2" style:family="text">
      <style:text-properties officeooo:rsid="001607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QUALCOMM INTERVIEW QUESTIONS</text:p>
      <text:p text:style-name="Standard"/>
      <text:p text:style-name="Standard"><text:tab/>Round -1</text:p>
      <text:p text:style-name="Standard"/>
      <text:list xml:id="list4582825855494648955" text:style-name="L1">
        <text:list-item>
          <text:p text:style-name="P1">Program to count the number of set bits in a number</text:p>
        </text:list-item>
        <text:list-item>
          <text:p text:style-name="P1">Declare a structure with given members</text:p>
        </text:list-item>
        <text:list-item>
          <text:p text:style-name="P1">Declare a structure variable is of pointer type and allocate memory for that</text:p>
        </text:list-item>
        <text:list-item>
          <text:p text:style-name="P1">Declare array of structures and allocate memory for that</text:p>
        </text:list-item>
        <text:list-item>
          <text:p text:style-name="P1">Insert element into the linked list based on key value(Ascending order)</text:p>
        </text:list-item>
        <text:list-item>
          <text:p text:style-name="P1">Free the entire linked list</text:p>
        </text:list-item>
        <text:list-item>
          <text:p text:style-name="P1">Declare a pointer to a function which has the argument of above structure and it returns integer</text:p>
        </text:list-item>
        <text:list-item>
          <text:p text:style-name="P1">Find the bugs in the program</text:p>
          <text:list>
            <text:list-item>
              <text:list>
                <text:list-header>
                  <text:p text:style-name="P1">int main()</text:p>
                  <text:p text:style-name="P1">{</text:p>
                  <text:p text:style-name="P1"><text:s text:c="4"/>char c = 0xCF; </text:p>
                  <text:p text:style-name="P1"><text:s text:c="7"/>if (c == 0xCF) </text:p>
                  <text:p text:style-name="P1"><text:s text:c="16"/>printf("Yes\n"); </text:p>
                  <text:p text:style-name="P1"><text:s text:c="8"/>else </text:p>
                  <text:p text:style-name="P1"><text:s text:c="16"/>printf("No\n"; </text:p>
                  <text:p text:style-name="P1"><text:s/>} </text:p>
                </text:list-header>
              </text:list>
            </text:list-item>
          </text:list>
        </text:list-item>
      </text:list>
      <text:p text:style-name="Standard"><text:tab/>Ans<text:span text:style-name="T2">:No because unsigned char</text:span></text:p>
      <text:list xml:id="list165210825449013" text:continue-numbering="true" text:style-name="L1">
        <text:list-item>
          <text:p text:style-name="P1">Give additional precedance to the below expression and make the answer as 11 <text:s text:c="64"/><text:tab/><text:tab/><text:tab/>12.0 – 3.0 / 2.0 * 2.0 – 1.0 </text:p>
        </text:list-item>
        <text:list-item>
          <text:p text:style-name="P1">Find the Output ? <text:s text:c="136"/></text:p>
          <text:list>
            <text:list-header>
              <text:p text:style-name="P1">Int main() {</text:p>
              <text:list>
                <text:list-item>
                  <text:list>
                    <text:list-header>
                      <text:p text:style-name="P1">char *str = “Hello World”;</text:p>
                      <text:p text:style-name="P1">str[0] = 'h';</text:p>
                      <text:p text:style-name="P1">printf(“%s”, str);</text:p>
                      <text:p text:style-name="P1">} <text:s text:c="2"/></text:p>
                    </text:list-header>
                  </text:list>
                </text:list-item>
              </text:list>
            </text:list-header>
          </text:list>
        </text:list-item>
      </text:list>
      <text:p text:style-name="Standard"><text:tab/><text:span text:style-name="T1">Answer :Sergmentation Fault</text:span></text:p>
      <text:p text:style-name="Standard"/>
      <text:list xml:id="list165210627720564" text:continue-numbering="true" text:style-name="L1">
        <text:list-item>
          <text:p text:style-name="P1">Find the Output ?</text:p>
          <text:list>
            <text:list-item>
              <text:list>
                <text:list-header>
                  <text:p text:style-name="P1">int main() {</text:p>
                  <text:list>
                    <text:list-header>
                      <text:p text:style-name="P1">int i <text:s/>= 2;</text:p>
                      <text:p text:style-name="P1">for (i = 0; i &lt;= 3;i++) {</text:p>
                      <text:list>
                        <text:list-header>
                          <text:p text:style-name="P1">static int i;</text:p>
                          <text:p text:style-name="P1">i = i + 8;</text:p>
                          <text:p text:style-name="P1">}</text:p>
                          <text:p text:style-name="P1">printf(“%d”, i);</text:p>
                        </text:list-header>
                      </text:list>
                    </text:list-header>
                  </text:list>
                </text:list-header>
              </text:list>
              <text:p text:style-name="P1">}</text:p>
            </text:list-item>
          </text:list>
        </text:list-item>
        <text:list-item>
          <text:p text:style-name="P1"><text:s/>Find the Output ?</text:p>
          <text:list>
            <text:list-item>
              <text:list>
                <text:list-header>
                  <text:p text:style-name="P1">Int main() {</text:p>
                  <text:list>
                    <text:list-header>
                      <text:p text:style-name="P1">char i;</text:p>
                      <text:p text:style-name="P1">for (i = 120; i &lt;= 128; i++) {</text:p>
                      <text:list>
                        <text:list-header>
                          <text:p text:style-name="P1">printf(“%d\n”, i);</text:p>
                          <text:p text:style-name="P1">}</text:p>
                          <text:p text:style-name="P1">} 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</text:list-item>
        <text:list-item>
          <text:p text:style-name="P1"><text:s/>Find the number of nodes in the tree</text:p>
        </text:list-item>
        <text:list-item>
          <text:p text:style-name="P1"><text:s/>Left and Right rotation based program</text:p>
        </text:list-item>
        <text:list-item>
          <text:p text:style-name="P1"><text:s/>Macro related one objective</text:p>
        </text:list-item>
        <text:list-item>
          <text:p text:style-name="P1">Write a function to check palindrome</text:p>
        </text:list-item>
      </text:list>
      <text:p text:style-name="Standard"><text:soft-page-break/></text:p>
      <text:p text:style-name="Standard"><text:tab/></text:p>
      <text:p text:style-name="Standard"/>
      <text:p text:style-name="Standard"/>
      <text:p text:style-name="Standard"/>
      <text:p text:style-name="Standard">Round – 2</text:p>
      <text:p text:style-name="Standard"/>
      <text:list xml:id="list8264395843597738278" text:style-name="L2">
        <text:list-item>
          <text:p text:style-name="P2">OSI Model</text:p>
        </text:list-item>
        <text:list-item>
          <text:p text:style-name="P2">Packet flow while doing <text:a xlink:type="simple" xlink:href="http://www.google.com/">www.google.com</text:a> </text:p>
        </text:list-item>
        <text:list-item>
          <text:p text:style-name="P2">Difference between TCP and UDP</text:p>
        </text:list-item>
        <text:list-item>
          <text:p text:style-name="P2">Scanning Procedure (Packet flow)</text:p>
        </text:list-item>
        <text:list-item>
          <text:p text:style-name="P2">Join Procedure (Packet flow)</text:p>
        </text:list-item>
        <text:list-item>
          <text:p text:style-name="P2">Frame format for Probe request</text:p>
        </text:list-item>
        <text:list-item>
          <text:p text:style-name="P2">What is type and subtype in frame control with bit representation</text:p>
        </text:list-item>
        <text:list-item>
          <text:p text:style-name="P2">What are all the information present in the probe response frame</text:p>
        </text:list-item>
        <text:list-item>
          <text:p text:style-name="P2">MAC header format</text:p>
        </text:list-item>
        <text:list-item>
          <text:p text:style-name="P2">Channel sensing mechanism</text:p>
        </text:list-item>
        <text:list-item>
          <text:p text:style-name="P2">Explanation for WLAN</text:p>
        </text:list-item>
        <text:list-item>
          <text:p text:style-name="P2">About Access point</text:p>
        </text:list-item>
        <text:list-item>
          <text:p text:style-name="P2">Access Point capabilities</text:p>
        </text:list-item>
        <text:list-item>
          <text:p text:style-name="P2">About SSID</text:p>
        </text:list-item>
        <text:list-item>
          <text:p text:style-name="P2">About BSA</text:p>
        </text:list-item>
        <text:list-item>
          <text:p text:style-name="P2">Internal architecture of Datalink and Physical layer</text:p>
        </text:list-item>
        <text:list-item>
          <text:p text:style-name="P2">What are management frames and their count</text:p>
        </text:list-item>
        <text:list-item>
          <text:p text:style-name="P2">About DNS</text:p>
        </text:list-item>
        <text:list-item>
          <text:p text:style-name="P2">About Sliding window protocol</text:p>
        </text:list-item>
        <text:list-item>
          <text:p text:style-name="P2">Details of currently working project and my role</text:p>
        </text:list-item>
      </text:list>
      <text:p text:style-name="Standard"/>
      <text:p text:style-name="Standard"/>
      <text:list xml:id="list165211392815137" text:continue-list="list165210627720564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eesh </meta:initial-creator>
    <meta:creation-date>2014-09-15T11:10:41</meta:creation-date>
    <dc:date>2014-09-18T16:52:10.008642619</dc:date>
    <meta:editing-duration>PT1H29S</meta:editing-duration>
    <meta:editing-cycles>14</meta:editing-cycles>
    <meta:generator>LibreOffice/4.2.4.2$Linux_x86 LibreOffice_project/420m0$Build-2</meta:generator>
    <meta:document-statistic meta:table-count="0" meta:image-count="0" meta:object-count="0" meta:page-count="2" meta:paragraph-count="70" meta:word-count="352" meta:character-count="2107" meta:non-whitespace-character-count="1575"/>
  </office:meta>
</office:document-meta>
</file>